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0.05cm" fo:min-width="0.1cm"/>
    </style:style>
    <style:style style:name="gr2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 fo:min-height="0.423cm" fo:min-width="0.171cm"/>
    </style:style>
    <style:style style:name="gr4" style:family="graphic" style:parent-style-name="standard">
      <style:graphic-properties svg:stroke-color="#ffffff" draw:fill="none" draw:textarea-horizontal-align="justify" draw:textarea-vertical-align="middle" draw:auto-grow-height="false" fo:min-height="0.896cm" fo:min-width="1.5cm"/>
    </style:style>
    <style:style style:name="gr5" style:family="graphic" style:parent-style-name="无填充且无边框的对象">
      <style:graphic-properties draw:textarea-vertical-align="middle" draw:ole-draw-aspect="1" style:protect="siz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9.296cm" fo:min-width="9.046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4.857cm" fo:min-width="10.55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912cm" fo:min-width="16.047cm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0.55cm" fo:min-width="0.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0.65cm" fo:min-width="16.1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9.176cm" fo:min-width="11.718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9.296cm" fo:min-width="9.046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gr14" style:family="graphic" style:parent-style-name="objectwithoutfill">
      <style:graphic-properties svg:stroke-width="0.1cm" svg:stroke-color="#3333ff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00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1cm" svg:stroke-color="#ff0000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_32__20_Dots_20_1_20_Dash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svg:stroke-color="#ffffff" draw:fill="none" draw:textarea-horizontal-align="justify" draw:textarea-vertical-align="middle" draw:auto-grow-height="false" fo:min-height="0.0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0.6cm" svg:height="0.3cm" svg:x="33.6cm" svg:y="24.87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cm" svg:height="0.1cm" svg:x="31.5cm" svg:y="26.7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1" xml:id="id19" draw:id="id19" draw:layer="layout" svg:width="0.671cm" svg:height="0.673cm" svg:x="31.799cm" svg:y="25.79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cm" svg:height="0.146cm" svg:x="27.7cm" svg:y="24.0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1" draw:layer="layout" svg:width="2cm" svg:height="1.146cm" svg:x="26.9cm" svg:y="25.832cm">
          <text:p/>
          <draw:enhanced-geometry svg:viewBox="0 0 21600 21600" draw:mirror-horizontal="false" draw:type="rectangle" draw:enhanced-path="M 0 0 L 21600 0 21600 21600 0 21600 0 0 Z N"/>
        </draw:custom-shape>
        <draw:frame draw:style-name="gr5" draw:text-style-name="P2" draw:layer="layout" svg:width="7.552cm" svg:height="1.248cm" svg:x="25.348cm" svg:y="23.35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ustom-shape draw:style-name="gr6" draw:text-style-name="P3" draw:layer="layout" svg:width="13.5cm" svg:height="13.5cm" svg:x="21.901cm" svg:y="21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1.155cm" svg:height="14.966cm" draw:transform="skewX (0.028972465583106) rotate (-2.32739655753444) translate (33.495cm 33.49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5cm" svg:height="13.5cm" svg:x="2.1cm" svg:y="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4" draw:layer="layout" svg:width="16.547cm" svg:height="11.162cm" draw:transform="rotate (-2.55795455172289) translate (14.6cm 24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01cm" svg:height="0.105cm" svg:x="28.585cm" svg:y="12.016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1" xml:id="id9" draw:id="id9" draw:layer="layout" svg:width="0.671cm" svg:height="0.673cm" svg:x="27.3cm" svg:y="12.4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1" xml:id="id4" draw:id="id4" draw:layer="layout" svg:width="0.6cm" svg:height="0.8cm" svg:x="6.8cm" svg:y="2.1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1cm" svg:height="0.146cm" svg:x="8cm" svg:y="4.0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1" xml:id="id7" draw:id="id7" draw:layer="layout" svg:width="2cm" svg:height="1.146cm" svg:x="7.2cm" svg:y="5.83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6" draw:text-style-name="P3" draw:layer="layout" svg:width="13.5cm" svg:height="13.5cm" svg:x="2.201cm" svg:y="1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6.6cm" svg:height="10.9cm" draw:transform="rotate (-2.55795455172289) translate (22.471cm 12.76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5cm" svg:height="13.5cm" svg:x="22.601cm" svg:y="2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24.38cm" svg:height="18.895cm" draw:transform="skewX (0.121823981789204) rotate (-0.068765972528577) translate (25.892cm -5.8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0.6cm" svg:height="0.3cm" svg:x="34.3cm" svg:y="5.27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cm" svg:height="0.1cm" svg:x="32.2cm" svg:y="7.1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1" xml:id="id11" draw:id="id11" draw:layer="layout" svg:width="0.671cm" svg:height="0.673cm" svg:x="32.499cm" svg:y="6.19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" draw:text-style-name="P1" xml:id="id2" draw:id="id2" draw:layer="layout" svg:width="0.6cm" svg:height="0.3cm" svg:x="13.9cm" svg:y="4.878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02cm" svg:height="0.105cm" svg:x="7.371cm" svg:y="12.873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" xml:id="id1" draw:id="id1" draw:layer="layout" svg:width="13.5cm" svg:height="13.5cm" svg:x="2.2cm" svg:y="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-0.6cm" svg:y1="8.678cm" svg:x2="18.4cm" svg:y2="8.678cm">
          <text:p/>
        </draw:line>
        <draw:line draw:style-name="gr13" draw:text-style-name="P1" draw:layer="layout" svg:x1="8.9cm" svg:y1="0.378cm" svg:x2="9.1cm" svg:y2="17.178cm">
          <text:p/>
        </draw:line>
        <draw:frame draw:style-name="gr5" draw:text-style-name="P2" draw:layer="layout" svg:width="1.2cm" svg:height="1.12cm" svg:x="16.9cm" svg:y="7.5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layer="layout" svg:width="1.648cm" svg:height="1.122cm" svg:x="9.2cm" svg:y="0.2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draw:layer="layout" svg:width="2.081cm" svg:height="1.122cm" svg:x="-0.181cm" svg:y="7.3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2" draw:layer="layout" svg:width="2.081cm" svg:height="1.122cm" svg:x="9.319cm" svg:y="16.1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1" draw:layer="layout" svg:x1="9cm" svg:y1="8.578cm" svg:x2="14.7cm" svg:y2="4.978cm">
          <text:p/>
        </draw:line>
        <draw:frame draw:style-name="gr5" draw:text-style-name="P2" draw:layer="layout" svg:width="2.625cm" svg:height="1.248cm" svg:x="16.275cm" svg:y="5.97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15" draw:text-style-name="P1" draw:layer="layout" draw:type="curve" svg:x1="15.7cm" svg:y1="8.728cm" svg:x2="14.5cm" svg:y2="5.028cm" draw:start-shape="id1" draw:start-glue-point="10" draw:end-shape="id2" draw:end-glue-point="3" svg:d="M15700 8728c753 0 1353-3700-1200-3700" svg:viewBox="0 0 1851 3701">
          <text:p/>
        </draw:connector>
        <draw:connector draw:style-name="gr16" draw:text-style-name="P1" xml:id="id3" draw:id="id3" draw:layer="layout" draw:type="curve" svg:x1="15.7cm" svg:y1="8.728cm" svg:x2="15.7cm" svg:y2="8.728cm" draw:start-shape="id1" draw:start-glue-point="10" draw:end-shape="id1" svg:d="M15700 8728z" svg:viewBox="0 0 1 1">
          <text:p/>
        </draw:connector>
        <draw:frame draw:style-name="gr5" draw:text-style-name="P2" draw:layer="layout" svg:width="2.357cm" svg:height="1.248cm" svg:x="14.2cm" svg:y="0.8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16" draw:text-style-name="P1" draw:layer="layout" draw:type="curve" svg:x1="15.7cm" svg:y1="8.728cm" svg:x2="7.1cm" svg:y2="2.178cm" draw:start-shape="id3" draw:start-glue-point="0" draw:end-shape="id4" draw:end-glue-point="0" svg:d="M15700 8728c0-10576-8600-7301-8600-6550" svg:viewBox="0 0 8601 7620">
          <text:p/>
        </draw:connector>
        <draw:custom-shape draw:style-name="gr2" draw:text-style-name="P1" xml:id="id5" draw:id="id5" draw:layer="layout" svg:width="0.101cm" svg:height="0.105cm" svg:x="8.185cm" svg:y="11.616cm">
          <text:p/>
          <draw:enhanced-geometry svg:viewBox="0 0 21600 21600" draw:mirror-horizontal="false" draw:type="rectangle" draw:enhanced-path="M 0 0 L 21600 0 21600 21600 0 21600 0 0 Z N"/>
        </draw:custom-shape>
        <draw:connector draw:style-name="gr17" draw:text-style-name="P1" draw:layer="layout" draw:type="curve" svg:x1="8.286cm" svg:y1="11.668cm" svg:x2="11.85cm" svg:y2="6.878cm" draw:start-shape="id5" draw:start-glue-point="1" draw:end-shape="id6" draw:end-glue-point="2" svg:d="M8286 11668c2376 0 3564-1596 3564-4790" svg:viewBox="0 0 3565 4791">
          <text:p text:style-name="P2"/>
        </draw:connector>
        <draw:g>
          <draw:line draw:style-name="gr18" draw:text-style-name="P1" draw:layer="layout" svg:x1="9cm" svg:y1="8.778cm" svg:x2="8.164cm" svg:y2="12.028cm">
            <text:p/>
          </draw:line>
          <draw:line draw:style-name="gr18" draw:text-style-name="P1" draw:layer="layout" svg:x1="8.164cm" svg:y1="12.028cm" svg:x2="7.3cm" svg:y2="15.278cm">
            <text:p/>
          </draw:line>
        </draw:g>
        <draw:g>
          <draw:line draw:style-name="gr18" draw:text-style-name="P1" draw:layer="layout" svg:x1="9cm" svg:y1="8.578cm" svg:x2="8.066cm" svg:y2="5.428cm">
            <text:p/>
          </draw:line>
          <draw:line draw:style-name="gr18" draw:text-style-name="P1" draw:layer="layout" svg:x1="8.066cm" svg:y1="5.428cm" svg:x2="7.1cm" svg:y2="2.278cm">
            <text:p/>
          </draw:line>
        </draw:g>
        <draw:line draw:style-name="gr19" draw:text-style-name="P1" draw:layer="layout" svg:x1="3.1cm" svg:y1="12.454cm" svg:x2="9.1cm" svg:y2="8.578cm">
          <text:p/>
        </draw:line>
        <draw:custom-shape draw:style-name="gr2" draw:text-style-name="P1" xml:id="id6" draw:id="id6" draw:layer="layout" svg:width="0.1cm" svg:height="0.1cm" svg:x="11.8cm" svg:y="6.778cm">
          <text:p/>
          <draw:enhanced-geometry svg:viewBox="0 0 21600 21600" draw:mirror-horizontal="false" draw:type="rectangle" draw:enhanced-path="M 0 0 L 21600 0 21600 21600 0 21600 0 0 Z N"/>
        </draw:custom-shape>
        <draw:connector draw:style-name="gr20" draw:text-style-name="P1" draw:layer="layout" draw:type="curve" svg:x1="8.2cm" svg:y1="5.832cm" svg:x2="11.85cm" svg:y2="6.778cm" draw:start-shape="id7" draw:start-glue-point="0" draw:end-shape="id6" draw:end-glue-point="0" svg:d="M8200 5832c0-751 3650-1224 3650 946" svg:viewBox="0 0 3651 1577">
          <text:p/>
        </draw:connector>
        <draw:custom-shape draw:style-name="gr9" draw:text-style-name="P1" draw:layer="layout" svg:width="0.6cm" svg:height="0.8cm" svg:x="27.2cm" svg:y="2.5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1cm" svg:height="0.146cm" svg:x="28.4cm" svg:y="4.4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1" draw:layer="layout" svg:width="2cm" svg:height="1.146cm" svg:x="27.6cm" svg:y="6.23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1" draw:text-style-name="P1" xml:id="id10" draw:id="id10" draw:layer="layout" svg:width="0.4cm" svg:height="0.3cm" svg:x="26.5cm" svg:y="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2" draw:text-style-name="P1" xml:id="id8" draw:id="id8" draw:layer="layout" svg:width="13.5cm" svg:height="13.5cm" svg:x="22.6cm" svg:y="2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9.8cm" svg:y1="9.078cm" svg:x2="38.8cm" svg:y2="9.078cm">
          <text:p/>
        </draw:line>
        <draw:line draw:style-name="gr13" draw:text-style-name="P1" draw:layer="layout" svg:x1="29.3cm" svg:y1="0.778cm" svg:x2="29.5cm" svg:y2="17.578cm">
          <text:p/>
        </draw:line>
        <draw:frame draw:style-name="gr5" draw:text-style-name="P2" draw:layer="layout" svg:width="1.2cm" svg:height="1.12cm" svg:x="37.3cm" svg:y="7.97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2" draw:layer="layout" svg:width="1.648cm" svg:height="1.122cm" svg:x="29.6cm" svg:y="0.6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2" draw:layer="layout" svg:width="2.081cm" svg:height="1.122cm" svg:x="20.219cm" svg:y="7.77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2" draw:layer="layout" svg:width="2.081cm" svg:height="1.122cm" svg:x="29.719cm" svg:y="16.57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14" draw:text-style-name="P1" draw:layer="layout" svg:x1="29.4cm" svg:y1="8.978cm" svg:x2="24.7cm" svg:y2="4.2cm">
          <text:p/>
        </draw:line>
        <draw:connector draw:style-name="gr16" draw:text-style-name="P1" draw:layer="layout" draw:type="curve" svg:x1="36.1cm" svg:y1="9.128cm" svg:x2="36.1cm" svg:y2="9.128cm" draw:start-shape="id8" draw:start-glue-point="10" draw:end-shape="id8" svg:d="M36100 9128z" svg:viewBox="0 0 1 1">
          <text:p/>
        </draw:connector>
        <draw:connector draw:style-name="gr17" draw:text-style-name="P1" draw:layer="layout" draw:type="curve" svg:x1="27.301cm" svg:y1="12.738cm" svg:x2="26.5cm" svg:y2="6.15cm" draw:start-shape="id9" draw:start-glue-point="1" draw:end-shape="id10" draw:end-glue-point="1" svg:d="M27301 12738c-1953 0-1552-6588-801-6588" svg:viewBox="0 0 1421 6589">
          <text:p/>
        </draw:connector>
        <draw:g>
          <draw:line draw:style-name="gr18" draw:text-style-name="P1" draw:layer="layout" svg:x1="29.4cm" svg:y1="9.178cm" svg:x2="27.68cm" svg:y2="11.989cm">
            <text:p/>
          </draw:line>
          <draw:line draw:style-name="gr18" draw:text-style-name="P1" draw:layer="layout" svg:x1="27.68cm" svg:y1="11.989cm" svg:x2="25.9cm" svg:y2="14.8cm">
            <text:p/>
          </draw:line>
        </draw:g>
        <draw:g>
          <draw:line draw:style-name="gr18" draw:text-style-name="P1" draw:layer="layout" svg:x1="29.4cm" svg:y1="9.2cm" svg:x2="31.956cm" svg:y2="7.05cm">
            <text:p/>
          </draw:line>
          <draw:line draw:style-name="gr18" draw:text-style-name="P1" draw:layer="layout" svg:x1="31.956cm" svg:y1="7.05cm" svg:x2="34.6cm" svg:y2="4.9cm">
            <text:p/>
          </draw:line>
        </draw:g>
        <draw:line draw:style-name="gr19" draw:text-style-name="P1" draw:layer="layout" svg:x1="34.5cm" svg:y1="13.7cm" svg:x2="29.5cm" svg:y2="8.978cm">
          <text:p/>
        </draw:line>
        <draw:connector draw:style-name="gr20" draw:text-style-name="P1" draw:layer="layout" draw:type="curve" svg:x1="32.836cm" svg:y1="6.2cm" svg:x2="26.7cm" svg:y2="6cm" draw:start-shape="id11" draw:start-glue-point="2" draw:end-shape="id10" draw:end-glue-point="2" svg:d="M32836 6200c0-1051-6136-951-6136-200" svg:viewBox="0 0 6137 777">
          <text:p/>
        </draw:connector>
        <draw:frame draw:style-name="gr5" draw:text-style-name="P2" draw:layer="layout" svg:width="6.625cm" svg:height="1.248cm" svg:x="7.875cm" svg:y="3.85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2" draw:layer="layout" svg:width="7.552cm" svg:height="1.248cm" svg:x="8.948cm" svg:y="9.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2" draw:layer="layout" svg:width="6.625cm" svg:height="1.248cm" svg:x="19.3cm" svg:y="9.65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text-style-name="P2" draw:layer="layout" svg:width="7.552cm" svg:height="1.248cm" svg:x="26.048cm" svg:y="3.75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9" draw:text-style-name="P1" draw:layer="layout" svg:width="0.6cm" svg:height="0.8cm" svg:x="6.8cm" svg:y="22.2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" draw:text-style-name="P1" draw:layer="layout" svg:width="0.1cm" svg:height="0.146cm" svg:x="8cm" svg:y="24.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1" xml:id="id15" draw:id="id15" draw:layer="layout" svg:width="2cm" svg:height="1.146cm" svg:x="7.2cm" svg:y="25.854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" draw:text-style-name="P1" draw:layer="layout" svg:width="0.6cm" svg:height="0.3cm" svg:x="13.9cm" svg:y="24.9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1" draw:layer="layout" svg:width="0.102cm" svg:height="0.105cm" svg:x="7.371cm" svg:y="32.895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2" draw:text-style-name="P1" xml:id="id12" draw:id="id12" draw:layer="layout" svg:width="13.5cm" svg:height="13.5cm" svg:x="2.2cm" svg:y="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-0.6cm" svg:y1="28.7cm" svg:x2="18.4cm" svg:y2="28.7cm">
          <text:p/>
        </draw:line>
        <draw:line draw:style-name="gr13" draw:text-style-name="P1" draw:layer="layout" svg:x1="8.9cm" svg:y1="20.4cm" svg:x2="9.1cm" svg:y2="37.2cm">
          <text:p/>
        </draw:line>
        <draw:frame draw:style-name="gr5" draw:text-style-name="P2" draw:layer="layout" svg:width="1.2cm" svg:height="1.12cm" svg:x="16.9cm" svg:y="27.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2" draw:layer="layout" svg:width="1.648cm" svg:height="1.122cm" svg:x="9.2cm" svg:y="20.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2" draw:layer="layout" svg:width="2.081cm" svg:height="1.122cm" svg:x="-0.181cm" svg:y="27.4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2" draw:layer="layout" svg:width="2.081cm" svg:height="1.122cm" svg:x="9.319cm" svg:y="36.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14" draw:text-style-name="P1" draw:layer="layout" svg:x1="9cm" svg:y1="28.6cm" svg:x2="3.1cm" svg:y2="32.3cm">
          <text:p/>
        </draw:line>
        <draw:connector draw:style-name="gr16" draw:text-style-name="P1" draw:layer="layout" draw:type="curve" svg:x1="15.7cm" svg:y1="28.75cm" svg:x2="15.7cm" svg:y2="28.75cm" draw:start-shape="id12" draw:start-glue-point="10" draw:end-shape="id12" svg:d="M15700 28750z" svg:viewBox="0 0 1 1">
          <text:p/>
        </draw:connector>
        <draw:custom-shape draw:style-name="gr2" draw:text-style-name="P1" xml:id="id13" draw:id="id13" draw:layer="layout" svg:width="0.101cm" svg:height="0.105cm" svg:x="11.885cm" svg:y="31.638cm">
          <text:p/>
          <draw:enhanced-geometry svg:viewBox="0 0 21600 21600" draw:mirror-horizontal="false" draw:type="rectangle" draw:enhanced-path="M 0 0 L 21600 0 21600 21600 0 21600 0 0 Z N"/>
        </draw:custom-shape>
        <draw:connector draw:style-name="gr17" draw:text-style-name="P1" draw:layer="layout" draw:type="curve" draw:line-skew="-0.763cm" svg:x1="11.986cm" svg:y1="31.69cm" svg:x2="5.65cm" svg:y2="30.7cm" draw:start-shape="id13" draw:start-glue-point="1" draw:end-shape="id14" draw:end-glue-point="2" svg:d="M11986 31690c-394 0-328 276-1814 607s-4522 717-4522-1597" svg:viewBox="0 0 6337 1848">
          <text:p/>
        </draw:connector>
        <draw:g>
          <draw:line draw:style-name="gr18" draw:text-style-name="P1" draw:layer="layout" svg:x1="9cm" svg:y1="28.8cm" svg:x2="11.458cm" svg:y2="31.05cm">
            <text:p/>
          </draw:line>
          <draw:line draw:style-name="gr18" draw:text-style-name="P1" draw:layer="layout" svg:x1="11.458cm" svg:y1="31.05cm" svg:x2="14cm" svg:y2="33.3cm">
            <text:p/>
          </draw:line>
        </draw:g>
        <draw:g>
          <draw:line draw:style-name="gr18" draw:text-style-name="P1" draw:layer="layout" svg:x1="9cm" svg:y1="28.6cm" svg:x2="8.066cm" svg:y2="25.45cm">
            <text:p/>
          </draw:line>
          <draw:line draw:style-name="gr18" draw:text-style-name="P1" draw:layer="layout" svg:x1="8.066cm" svg:y1="25.45cm" svg:x2="7.1cm" svg:y2="22.3cm">
            <text:p/>
          </draw:line>
        </draw:g>
        <draw:line draw:style-name="gr19" draw:text-style-name="P1" draw:layer="layout" svg:x1="14.6cm" svg:y1="24.9cm" svg:x2="9.1cm" svg:y2="28.6cm">
          <text:p/>
        </draw:line>
        <draw:custom-shape draw:style-name="gr2" draw:text-style-name="P1" xml:id="id14" draw:id="id14" draw:layer="layout" svg:width="0.1cm" svg:height="0.1cm" svg:x="5.6cm" svg:y="30.6cm">
          <text:p/>
          <draw:enhanced-geometry svg:viewBox="0 0 21600 21600" draw:mirror-horizontal="false" draw:type="rectangle" draw:enhanced-path="M 0 0 L 21600 0 21600 21600 0 21600 0 0 Z N"/>
        </draw:custom-shape>
        <draw:connector draw:style-name="gr20" draw:text-style-name="P1" draw:layer="layout" draw:type="curve" svg:x1="8.2cm" svg:y1="25.854cm" svg:x2="5.65cm" svg:y2="30.6cm" draw:start-shape="id15" draw:start-glue-point="0" draw:end-shape="id14" draw:end-glue-point="0" svg:d="M8200 25854c0-751-2550-3124-2550 4746" svg:viewBox="0 0 2551 5673">
          <text:p/>
        </draw:connector>
        <draw:frame draw:style-name="gr5" draw:text-style-name="P2" draw:layer="layout" svg:width="5.291cm" svg:height="1.248cm" svg:x="0.909cm" svg:y="25.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2" draw:layer="layout" svg:width="8.91cm" svg:height="1.248cm" svg:x="4.29cm" svg:y="32.85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2" draw:text-style-name="P1" draw:layer="layout" svg:width="0.101cm" svg:height="0.105cm" svg:x="27.885cm" svg:y="31.616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1" draw:layer="layout" svg:width="0.671cm" svg:height="0.673cm" svg:x="26.6cm" svg:y="32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1" xml:id="id17" draw:id="id17" draw:layer="layout" svg:width="0.6cm" svg:height="0.8cm" svg:x="26.2cm" svg:y="31.178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21" draw:text-style-name="P1" xml:id="id18" draw:id="id18" draw:layer="layout" svg:width="0.4cm" svg:height="0.3cm" svg:x="30.1cm" svg:y="30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2" draw:text-style-name="P1" xml:id="id16" draw:id="id16" draw:layer="layout" svg:width="13.5cm" svg:height="13.5cm" svg:x="21.9cm" svg:y="21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9.1cm" svg:y1="28.678cm" svg:x2="38.1cm" svg:y2="28.678cm">
          <text:p/>
        </draw:line>
        <draw:line draw:style-name="gr13" draw:text-style-name="P1" draw:layer="layout" svg:x1="28.6cm" svg:y1="20.378cm" svg:x2="28.8cm" svg:y2="37.178cm">
          <text:p/>
        </draw:line>
        <draw:frame draw:style-name="gr5" draw:text-style-name="P2" draw:layer="layout" svg:width="1.2cm" svg:height="1.12cm" svg:x="36.6cm" svg:y="27.57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2" draw:layer="layout" svg:width="1.648cm" svg:height="1.122cm" svg:x="28.9cm" svg:y="20.27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2" draw:layer="layout" svg:width="2.081cm" svg:height="1.122cm" svg:x="19.519cm" svg:y="27.37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2" draw:layer="layout" svg:width="2.081cm" svg:height="1.122cm" svg:x="29.019cm" svg:y="36.178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line draw:style-name="gr14" draw:text-style-name="P1" draw:layer="layout" svg:x1="28.7cm" svg:y1="28.578cm" svg:x2="33.5cm" svg:y2="33.3cm">
          <text:p/>
        </draw:line>
        <draw:connector draw:style-name="gr16" draw:text-style-name="P1" draw:layer="layout" draw:type="curve" svg:x1="35.4cm" svg:y1="28.728cm" svg:x2="35.4cm" svg:y2="28.728cm" draw:start-shape="id16" draw:start-glue-point="10" draw:end-shape="id16" svg:d="M35400 28728z" svg:viewBox="0 0 1 1">
          <text:p/>
        </draw:connector>
        <draw:connector draw:style-name="gr17" draw:text-style-name="P1" draw:layer="layout" draw:type="curve" svg:x1="26.5cm" svg:y1="31.978cm" svg:x2="30.3cm" svg:y2="30.3cm" draw:start-shape="id17" draw:start-glue-point="2" draw:end-shape="id18" draw:end-glue-point="0" svg:d="M26500 31978c0 751 3800 1590 3800-1678" svg:viewBox="0 0 3801 2364">
          <text:p/>
        </draw:connector>
        <draw:g>
          <draw:line draw:style-name="gr18" draw:text-style-name="P1" draw:layer="layout" svg:x1="28.7cm" svg:y1="28.778cm" svg:x2="26.98cm" svg:y2="31.589cm">
            <text:p/>
          </draw:line>
          <draw:line draw:style-name="gr18" draw:text-style-name="P1" draw:layer="layout" svg:x1="26.98cm" svg:y1="31.589cm" svg:x2="25.2cm" svg:y2="34.4cm">
            <text:p/>
          </draw:line>
        </draw:g>
        <draw:g>
          <draw:line draw:style-name="gr18" draw:text-style-name="P1" draw:layer="layout" svg:x1="28.7cm" svg:y1="28.8cm" svg:x2="31.256cm" svg:y2="26.65cm">
            <text:p/>
          </draw:line>
          <draw:line draw:style-name="gr18" draw:text-style-name="P1" draw:layer="layout" svg:x1="31.256cm" svg:y1="26.65cm" svg:x2="33.9cm" svg:y2="24.5cm">
            <text:p/>
          </draw:line>
        </draw:g>
        <draw:line draw:style-name="gr19" draw:text-style-name="P1" draw:layer="layout" svg:x1="24cm" svg:y1="23.8cm" svg:x2="28.8cm" svg:y2="28.578cm">
          <text:p/>
        </draw:line>
        <draw:connector draw:style-name="gr20" draw:text-style-name="P1" draw:layer="layout" draw:type="curve" svg:x1="32.471cm" svg:y1="26.137cm" svg:x2="30.5cm" svg:y2="30.15cm" draw:start-shape="id19" draw:start-glue-point="3" draw:end-shape="id18" draw:end-glue-point="3" svg:d="M32471 26137c751 0 1737 4013-1971 4013" svg:viewBox="0 0 2680 4014">
          <text:p/>
        </draw:connector>
        <draw:frame draw:style-name="gr5" draw:text-style-name="P2" draw:layer="layout" svg:width="7.552cm" svg:height="1.248cm" svg:x="4.8cm" svg:y="17.852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5" draw:text-style-name="P2" draw:layer="layout" svg:width="8.433cm" svg:height="1.248cm" svg:x="24.948cm" svg:y="18.5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5" draw:text-style-name="P2" draw:layer="layout" svg:width="8.837cm" svg:height="1.248cm" svg:x="5.3cm" svg:y="37.95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5" draw:text-style-name="P2" draw:layer="layout" svg:width="8.915cm" svg:height="1.248cm" svg:x="24.2cm" svg:y="37.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5" draw:text-style-name="P2" draw:layer="layout" svg:width="5.291cm" svg:height="1.248cm" svg:x="26.8cm" svg:y="33.25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5" draw:text-style-name="P2" draw:layer="layout" svg:width="8.91cm" svg:height="1.248cm" svg:x="31.59cm" svg:y="29.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7:41:01.237000000</meta:creation-date>
    <dc:date>2016-07-08T15:09:54.030000000</dc:date>
    <meta:editing-duration>PT20H29M20S</meta:editing-duration>
    <meta:editing-cycles>23</meta:editing-cycles>
    <meta:generator>LibreOffice/4.4.4.3$Windows_x86 LibreOffice_project/2c39ebcf046445232b798108aa8a7e7d89552ea8</meta:generator>
    <meta:document-statistic meta:object-count="129"/>
  </office:meta>
</office:document-meta>
</file>

<file path=Object 1/content.xml><?xml version="1.0" encoding="utf-8"?>
<math xmlns="http://www.w3.org/1998/Math/MathML" display="block">
  <semantics>
    <msup>
      <mn>0</mn>
      <mi>o</mi>
    </msup>
    <annotation encoding="StarMath 5.0">0^o
</annotation>
  </semantics>
</math>
</file>

<file path=Object 10/content.xml><?xml version="1.0" encoding="utf-8"?>
<math xmlns="http://www.w3.org/1998/Math/MathML" display="block">
  <semantics>
    <msup>
      <mn>270</mn>
      <mi>o</mi>
    </msup>
    <annotation encoding="StarMath 5.0">270^o
</annotation>
  </semantics>
</math>
</file>

<file path=Object 11/content.xml><?xml version="1.0" encoding="utf-8"?>
<math xmlns="http://www.w3.org/1998/Math/MathML" display="block">
  <semantics>
    <msup>
      <mn>0</mn>
      <mi>o</mi>
    </msup>
    <annotation encoding="StarMath 5.0">0^o
</annotation>
  </semantics>
</math>
</file>

<file path=Object 12/content.xml><?xml version="1.0" encoding="utf-8"?>
<math xmlns="http://www.w3.org/1998/Math/MathML" display="block">
  <semantics>
    <msup>
      <mn>90</mn>
      <mi>o</mi>
    </msup>
    <annotation encoding="StarMath 5.0">90^o
</annotation>
  </semantics>
</math>
</file>

<file path=Object 13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subsup>
              <mi mathvariant="normal">φ</mi>
              <mrow>
                <mi>h</mi>
                <mo stretchy="false">=</mo>
                <mn>2</mn>
              </mrow>
              <mrow>
                <mi mathvariant="italic">SIS</mi>
                <mn>18</mn>
              </mrow>
            </msubsup>
            <mo stretchy="false">−</mo>
            <msubsup>
              <mi mathvariant="normal">φ</mi>
              <mrow>
                <mi>h</mi>
                <mo stretchy="false">=</mo>
                <mn>10</mn>
              </mrow>
              <mrow>
                <mi mathvariant="italic">SIS</mi>
                <mn>100</mn>
              </mrow>
            </msubsup>
          </mrow>
        </mrow>
        <mo fence="true" stretchy="false">)</mo>
      </mrow>
    </mrow>
    <annotation encoding="StarMath 5.0"> -(%ivarphi ^SIS18_{h=2} -  %ivarphi ^SIS100_{h=10})
</annotation>
  </semantics>
</math>
</file>

<file path=Object 14/content.xml><?xml version="1.0" encoding="utf-8"?>
<math xmlns="http://www.w3.org/1998/Math/MathML" display="block">
  <semantics>
    <mrow>
      <msup>
        <mn>360</mn>
        <mi>o</mi>
      </msup>
      <mo stretchy="false">−</mo>
      <msubsup>
        <mi mathvariant="normal">φ</mi>
        <mrow>
          <mi>h</mi>
          <mo stretchy="false">=</mo>
          <mn>2</mn>
        </mrow>
        <mrow>
          <mi mathvariant="italic">SIS</mi>
          <mn>18</mn>
        </mrow>
      </msubsup>
      <mo stretchy="false">+</mo>
      <msubsup>
        <mi mathvariant="normal">φ</mi>
        <mrow>
          <mi>h</mi>
          <mo stretchy="false">=</mo>
          <mn>10</mn>
        </mrow>
        <mrow>
          <mi mathvariant="italic">SIS</mi>
          <mn>100</mn>
        </mrow>
      </msubsup>
    </mrow>
    <annotation encoding="StarMath 5.0"> 360^o-%ivarphi ^SIS18_{h=2} + %ivarphi ^SIS100_{h=10}
</annotation>
  </semantics>
</math>
</file>

<file path=Object 15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subsup>
              <mi mathvariant="normal">φ</mi>
              <mrow>
                <mi>h</mi>
                <mo stretchy="false">=</mo>
                <mn>2</mn>
              </mrow>
              <mrow>
                <mi mathvariant="italic">SIS</mi>
                <mn>18</mn>
              </mrow>
            </msubsup>
            <mo stretchy="false">−</mo>
            <msubsup>
              <mi mathvariant="normal">φ</mi>
              <mrow>
                <mi>h</mi>
                <mo stretchy="false">=</mo>
                <mn>10</mn>
              </mrow>
              <mrow>
                <mi mathvariant="italic">SIS</mi>
                <mn>100</mn>
              </mrow>
            </msubsup>
          </mrow>
        </mrow>
        <mo fence="true" stretchy="false">)</mo>
      </mrow>
    </mrow>
    <annotation encoding="StarMath 5.0"> -(%ivarphi ^SIS18_{h=2} -  %ivarphi ^SIS100_{h=10})
</annotation>
  </semantics>
</math>
</file>

<file path=Object 16/content.xml><?xml version="1.0" encoding="utf-8"?>
<math xmlns="http://www.w3.org/1998/Math/MathML" display="block">
  <semantics>
    <mrow>
      <msup>
        <mn>360</mn>
        <mi>o</mi>
      </msup>
      <mo stretchy="false">−</mo>
      <msubsup>
        <mi mathvariant="normal">φ</mi>
        <mrow>
          <mi>h</mi>
          <mo stretchy="false">=</mo>
          <mn>2</mn>
        </mrow>
        <mrow>
          <mi mathvariant="italic">SIS</mi>
          <mn>18</mn>
        </mrow>
      </msubsup>
      <mo stretchy="false">+</mo>
      <msubsup>
        <mi mathvariant="normal">φ</mi>
        <mrow>
          <mi>h</mi>
          <mo stretchy="false">=</mo>
          <mn>10</mn>
        </mrow>
        <mrow>
          <mi mathvariant="italic">SIS</mi>
          <mn>100</mn>
        </mrow>
      </msubsup>
    </mrow>
    <annotation encoding="StarMath 5.0"> 360^o-%ivarphi ^SIS18_{h=2} + %ivarphi ^SIS100_{h=10}
</annotation>
  </semantics>
</math>
</file>

<file path=Object 17/content.xml><?xml version="1.0" encoding="utf-8"?>
<math xmlns="http://www.w3.org/1998/Math/MathML" display="block">
  <semantics>
    <msup>
      <mn>0</mn>
      <mi>o</mi>
    </msup>
    <annotation encoding="StarMath 5.0">0^o
</annotation>
  </semantics>
</math>
</file>

<file path=Object 18/content.xml><?xml version="1.0" encoding="utf-8"?>
<math xmlns="http://www.w3.org/1998/Math/MathML" display="block">
  <semantics>
    <msup>
      <mn>90</mn>
      <mi>o</mi>
    </msup>
    <annotation encoding="StarMath 5.0">90^o
</annotation>
  </semantics>
</math>
</file>

<file path=Object 19/content.xml><?xml version="1.0" encoding="utf-8"?>
<math xmlns="http://www.w3.org/1998/Math/MathML" display="block">
  <semantics>
    <msup>
      <mn>180</mn>
      <mi>o</mi>
    </msup>
    <annotation encoding="StarMath 5.0">180^o
</annotation>
  </semantics>
</math>
</file>

<file path=Object 2/content.xml><?xml version="1.0" encoding="utf-8"?>
<math xmlns="http://www.w3.org/1998/Math/MathML" display="block">
  <semantics>
    <msup>
      <mn>90</mn>
      <mi>o</mi>
    </msup>
    <annotation encoding="StarMath 5.0">90^o
</annotation>
  </semantics>
</math>
</file>

<file path=Object 20/content.xml><?xml version="1.0" encoding="utf-8"?>
<math xmlns="http://www.w3.org/1998/Math/MathML" display="block">
  <semantics>
    <msup>
      <mn>270</mn>
      <mi>o</mi>
    </msup>
    <annotation encoding="StarMath 5.0">270^o
</annotation>
  </semantics>
</math>
</file>

<file path=Object 21/content.xml><?xml version="1.0" encoding="utf-8"?>
<math xmlns="http://www.w3.org/1998/Math/MathML" display="block">
  <semantics>
    <msup>
      <mn>180</mn>
      <mi>o</mi>
    </msup>
    <annotation encoding="StarMath 5.0">180^o
</annotation>
  </semantics>
</math>
</file>

<file path=Object 22/content.xml><?xml version="1.0" encoding="utf-8"?>
<math xmlns="http://www.w3.org/1998/Math/MathML" display="block">
  <semantics>
    <msup>
      <mn>270</mn>
      <mi>o</mi>
    </msup>
    <annotation encoding="StarMath 5.0">270^o
</annotation>
  </semantics>
</math>
</file>

<file path=Object 23/content.xml><?xml version="1.0" encoding="utf-8"?>
<math xmlns="http://www.w3.org/1998/Math/MathML" display="block">
  <semantics>
    <mrow>
      <msubsup>
        <mi mathvariant="normal">φ</mi>
        <mrow>
          <mi>h</mi>
          <mo stretchy="false">=</mo>
          <mn>10</mn>
        </mrow>
        <mrow>
          <mi mathvariant="italic">SIS</mi>
          <mn>100</mn>
        </mrow>
      </msubsup>
      <mo stretchy="false">−</mo>
      <msubsup>
        <mi mathvariant="normal">φ</mi>
        <mrow>
          <mi>h</mi>
          <mo stretchy="false">=</mo>
          <mn>2</mn>
        </mrow>
        <mrow>
          <mi mathvariant="italic">SIS</mi>
          <mn>18</mn>
        </mrow>
      </msubsup>
    </mrow>
    <annotation encoding="StarMath 5.0">%ivarphi ^SIS100_{h=10}-%ivarphi ^SIS18_{h=2}</annotation>
  </semantics>
</math>
</file>

<file path=Object 24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sup>
              <mn>360</mn>
              <mi>o</mi>
            </msup>
            <mo stretchy="false">−</mo>
            <msubsup>
              <mi mathvariant="normal">φ</mi>
              <mrow>
                <mi>h</mi>
                <mo stretchy="false">=</mo>
                <mn>10</mn>
              </mrow>
              <mrow>
                <mi mathvariant="italic">SIS</mi>
                <mn>100</mn>
              </mrow>
            </msubsup>
            <mo stretchy="false">+</mo>
            <msubsup>
              <mi mathvariant="normal">φ</mi>
              <mrow>
                <mi>h</mi>
                <mo stretchy="false">=</mo>
                <mn>2</mn>
              </mrow>
              <mrow>
                <mi mathvariant="italic">SIS</mi>
                <mn>18</mn>
              </mrow>
            </msubsup>
          </mrow>
        </mrow>
        <mo fence="true" stretchy="false">)</mo>
      </mrow>
    </mrow>
    <annotation encoding="StarMath 5.0">-( 360^o-%ivarphi ^SIS100_{h=10}+%ivarphi ^SIS18_{h=2})
</annotation>
  </semantics>
</math>
</file>

<file path=Object 26/content.xml><?xml version="1.0" encoding="utf-8"?>
<math xmlns="http://www.w3.org/1998/Math/MathML" display="block">
  <semantics>
    <mrow>
      <msup>
        <mn>360</mn>
        <mi>o</mi>
      </msup>
      <mo stretchy="false">−</mo>
      <msubsup>
        <mi mathvariant="normal">φ</mi>
        <mrow>
          <mi>h</mi>
          <mo stretchy="false">=</mo>
          <mn>2</mn>
        </mrow>
        <mrow>
          <mi mathvariant="italic">SIS</mi>
          <mn>18</mn>
        </mrow>
      </msubsup>
      <mo stretchy="false">+</mo>
      <msubsup>
        <mi mathvariant="normal">φ</mi>
        <mrow>
          <mi>h</mi>
          <mo stretchy="false">=</mo>
          <mn>10</mn>
        </mrow>
        <mrow>
          <mi mathvariant="italic">SIS</mi>
          <mn>100</mn>
        </mrow>
      </msubsup>
    </mrow>
    <annotation encoding="StarMath 5.0"> 360^o-%ivarphi ^SIS18_{h=2} + %ivarphi ^SIS100_{h=10}
</annotation>
  </semantics>
</math>
</file>

<file path=Object 27/content.xml><?xml version="1.0" encoding="utf-8"?>
<math xmlns="http://www.w3.org/1998/Math/MathML" display="block">
  <semantics>
    <mrow>
      <mo stretchy="false">−</mo>
      <mrow>
        <mo fence="true" stretchy="false">(</mo>
        <mrow>
          <mrow>
            <msup>
              <mn>360</mn>
              <mi>o</mi>
            </msup>
            <mo stretchy="false">−</mo>
            <msubsup>
              <mi mathvariant="normal">φ</mi>
              <mrow>
                <mi>h</mi>
                <mo stretchy="false">=</mo>
                <mn>10</mn>
              </mrow>
              <mrow>
                <mi mathvariant="italic">SIS</mi>
                <mn>100</mn>
              </mrow>
            </msubsup>
            <mo stretchy="false">+</mo>
            <msubsup>
              <mi mathvariant="normal">φ</mi>
              <mrow>
                <mi>h</mi>
                <mo stretchy="false">=</mo>
                <mn>2</mn>
              </mrow>
              <mrow>
                <mi mathvariant="italic">SIS</mi>
                <mn>18</mn>
              </mrow>
            </msubsup>
          </mrow>
        </mrow>
        <mo fence="true" stretchy="false">)</mo>
      </mrow>
    </mrow>
    <annotation encoding="StarMath 5.0">-( 360^o-%ivarphi ^SIS100_{h=10}+%ivarphi ^SIS18_{h=2})
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>a</mi>
        </mrow>
        <mo fence="true" stretchy="false">)</mo>
      </mrow>
      <mrow>
        <msubsup>
          <mi mathvariant="normal">φ</mi>
          <mrow>
            <mi>h</mi>
            <mo stretchy="false">=</mo>
            <mn>10</mn>
          </mrow>
          <mrow>
            <mi mathvariant="italic">SIS</mi>
            <mn>100</mn>
          </mrow>
        </msubsup>
        <mo stretchy="false">∈</mo>
        <mrow>
          <mo fence="true" stretchy="false">[</mo>
          <mrow>
            <mrow>
              <msup>
                <mn>0</mn>
                <mi>o</mi>
              </msup>
              <mi>,</mi>
              <msup>
                <mn>90</mn>
                <mi>o</mi>
              </msup>
            </mrow>
          </mrow>
          <mo fence="true" stretchy="false">]</mo>
        </mrow>
      </mrow>
    </mrow>
    <annotation encoding="StarMath 5.0">(a) %ivarphi ^SIS100_{h=10}  in [ 0^o,90^o]
</annotation>
  </semantics>
</math>
</file>

<file path=Object 3/content.xml><?xml version="1.0" encoding="utf-8"?>
<math xmlns="http://www.w3.org/1998/Math/MathML" display="block">
  <semantics>
    <msup>
      <mn>180</mn>
      <mi>o</mi>
    </msup>
    <annotation encoding="StarMath 5.0">180^o
</annotation>
  </semantics>
</math>
</file>

<file path=Object 30/content.xml><?xml version="1.0" encoding="utf-8"?>
<math xmlns="http://www.w3.org/1998/Math/MathML" display="block">
  <semantics>
    <mrow>
      <mrow>
        <mo fence="true" stretchy="false">(</mo>
        <mrow>
          <mi>d</mi>
        </mrow>
        <mo fence="true" stretchy="false">)</mo>
      </mrow>
      <mrow>
        <msubsup>
          <mi mathvariant="normal">φ</mi>
          <mrow>
            <mi>h</mi>
            <mo stretchy="false">=</mo>
            <mn>10</mn>
          </mrow>
          <mrow>
            <mi mathvariant="italic">SIS</mi>
            <mn>100</mn>
          </mrow>
        </msubsup>
        <mo stretchy="false">∈</mo>
        <mrow>
          <mo fence="true" stretchy="false">[</mo>
          <mrow>
            <mrow>
              <msup>
                <mn>270</mn>
                <mi>o</mi>
              </msup>
              <mi>,</mi>
              <msup>
                <mn>360</mn>
                <mi>o</mi>
              </msup>
            </mrow>
          </mrow>
          <mo fence="true" stretchy="false">]</mo>
        </mrow>
      </mrow>
    </mrow>
    <annotation encoding="StarMath 5.0">(d) %ivarphi ^SIS100_{h=10}  in [270^o,360^o]
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i>b</mi>
        </mrow>
        <mo fence="true" stretchy="false">)</mo>
      </mrow>
      <mrow>
        <msubsup>
          <mi mathvariant="normal">φ</mi>
          <mrow>
            <mi>h</mi>
            <mo stretchy="false">=</mo>
            <mn>10</mn>
          </mrow>
          <mrow>
            <mi mathvariant="italic">SIS</mi>
            <mn>100</mn>
          </mrow>
        </msubsup>
        <mo stretchy="false">∈</mo>
        <mrow>
          <mo fence="true" stretchy="false">[</mo>
          <mrow>
            <mrow>
              <msup>
                <mn>90</mn>
                <mi>o</mi>
              </msup>
              <mi>,</mi>
              <msup>
                <mn>180</mn>
                <mi>o</mi>
              </msup>
            </mrow>
          </mrow>
          <mo fence="true" stretchy="false">]</mo>
        </mrow>
      </mrow>
    </mrow>
    <annotation encoding="StarMath 5.0">(b) %ivarphi ^SIS100_{h=10}  in [90^o,180^o]
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i>c</mi>
        </mrow>
        <mo fence="true" stretchy="false">)</mo>
      </mrow>
      <mrow>
        <msubsup>
          <mi mathvariant="normal">φ</mi>
          <mrow>
            <mi>h</mi>
            <mo stretchy="false">=</mo>
            <mn>10</mn>
          </mrow>
          <mrow>
            <mi mathvariant="italic">SIS</mi>
            <mn>100</mn>
          </mrow>
        </msubsup>
        <mo stretchy="false">∈</mo>
        <mrow>
          <mo fence="true" stretchy="false">[</mo>
          <mrow>
            <mrow>
              <msup>
                <mn>180</mn>
                <mi>o</mi>
              </msup>
              <mi>,</mi>
              <msup>
                <mn>270</mn>
                <mi>o</mi>
              </msup>
            </mrow>
          </mrow>
          <mo fence="true" stretchy="false">]</mo>
        </mrow>
      </mrow>
    </mrow>
    <annotation encoding="StarMath 5.0">(c) %ivarphi ^SIS100_{h=10}  in [180^o,270^o]
</annotation>
  </semantics>
</math>
</file>

<file path=Object 33/content.xml><?xml version="1.0" encoding="utf-8"?>
<math xmlns="http://www.w3.org/1998/Math/MathML" display="block">
  <semantics>
    <mrow>
      <msubsup>
        <mi mathvariant="normal">φ</mi>
        <mrow>
          <mi>h</mi>
          <mo stretchy="false">=</mo>
          <mn>10</mn>
        </mrow>
        <mrow>
          <mi mathvariant="italic">SIS</mi>
          <mn>100</mn>
        </mrow>
      </msubsup>
      <mo stretchy="false">−</mo>
      <msubsup>
        <mi mathvariant="normal">φ</mi>
        <mrow>
          <mi>h</mi>
          <mo stretchy="false">=</mo>
          <mn>2</mn>
        </mrow>
        <mrow>
          <mi mathvariant="italic">SIS</mi>
          <mn>18</mn>
        </mrow>
      </msubsup>
    </mrow>
    <annotation encoding="StarMath 5.0">%ivarphi ^SIS100_{h=10}-%ivarphi ^SIS18_{h=2}</annotation>
  </semantics>
</math>
</file>

<file path=Object 4/content.xml><?xml version="1.0" encoding="utf-8"?>
<math xmlns="http://www.w3.org/1998/Math/MathML" display="block">
  <semantics>
    <msup>
      <mn>270</mn>
      <mi>o</mi>
    </msup>
    <annotation encoding="StarMath 5.0">270^o
</annotation>
  </semantics>
</math>
</file>

<file path=Object 5/content.xml><?xml version="1.0" encoding="utf-8"?>
<math xmlns="http://www.w3.org/1998/Math/MathML" display="block">
  <semantics>
    <msubsup>
      <mi mathvariant="normal">φ</mi>
      <mrow>
        <mi>h</mi>
        <mo stretchy="false">=</mo>
        <mn>10</mn>
      </mrow>
      <mrow>
        <mi mathvariant="italic">SIS</mi>
        <mn>100</mn>
      </mrow>
    </msubsup>
    <annotation encoding="StarMath 5.0"> %ivarphi ^SIS100_{h=10}
</annotation>
  </semantics>
</math>
</file>

<file path=Object 6/content.xml><?xml version="1.0" encoding="utf-8"?>
<math xmlns="http://www.w3.org/1998/Math/MathML" display="block">
  <semantics>
    <msubsup>
      <mi mathvariant="normal">φ</mi>
      <mrow>
        <mi>h</mi>
        <mo stretchy="false">=</mo>
        <mn>2</mn>
      </mrow>
      <mrow>
        <mi mathvariant="italic">SIS</mi>
        <mn>18</mn>
      </mrow>
    </msubsup>
    <annotation encoding="StarMath 5.0"> %ivarphi ^SIS18_{h=2}
</annotation>
  </semantics>
</math>
</file>

<file path=Object 7/content.xml><?xml version="1.0" encoding="utf-8"?>
<math xmlns="http://www.w3.org/1998/Math/MathML" display="block">
  <semantics>
    <msup>
      <mn>0</mn>
      <mi>o</mi>
    </msup>
    <annotation encoding="StarMath 5.0">0^o
</annotation>
  </semantics>
</math>
</file>

<file path=Object 8/content.xml><?xml version="1.0" encoding="utf-8"?>
<math xmlns="http://www.w3.org/1998/Math/MathML" display="block">
  <semantics>
    <msup>
      <mn>90</mn>
      <mi>o</mi>
    </msup>
    <annotation encoding="StarMath 5.0">90^o
</annotation>
  </semantics>
</math>
</file>

<file path=Object 9/content.xml><?xml version="1.0" encoding="utf-8"?>
<math xmlns="http://www.w3.org/1998/Math/MathML" display="block">
  <semantics>
    <msup>
      <mn>180</mn>
      <mi>o</mi>
    </msup>
    <annotation encoding="StarMath 5.0">180^o
</annotation>
  </semantics>
</math>
</file>